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loopholelabs/darkmagyk/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loopholelabs/darkmagyk/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loopholelabs/darkmagyk/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loopholelabs/darkmagyk/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loopholelabs/darkmagyk/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loopholelabs/darkmagyk/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loopholelabs/darkmagyk/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loopholelabs/darkmagyk/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loopholelabs/darkmagyk/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loopholelabs/darkmagyk/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9T18:34:11Z</meta:creation-date>
    <dc:date>2023-07-29T18:34:1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